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10a6" officeooo:paragraph-rsid="001a10a6"/>
    </style:style>
    <style:style style:name="P2" style:family="paragraph" style:parent-style-name="Standard">
      <style:text-properties officeooo:rsid="001c59e8" officeooo:paragraph-rsid="001c59e8"/>
    </style:style>
    <style:style style:name="P3" style:family="paragraph" style:parent-style-name="Standard">
      <style:text-properties officeooo:rsid="001d64e7" officeooo:paragraph-rsid="001d64e7"/>
    </style:style>
    <style:style style:name="P4" style:family="paragraph" style:parent-style-name="Standard">
      <style:text-properties officeooo:rsid="001d64e7" officeooo:paragraph-rsid="00224c61"/>
    </style:style>
    <style:style style:name="P5" style:family="paragraph" style:parent-style-name="Standard">
      <style:text-properties officeooo:rsid="0023101f" officeooo:paragraph-rsid="0023101f"/>
    </style:style>
    <style:style style:name="P6" style:family="paragraph" style:parent-style-name="Standard">
      <style:text-properties officeooo:rsid="0023101f" officeooo:paragraph-rsid="002a2bc5"/>
    </style:style>
    <style:style style:name="P7" style:family="paragraph" style:parent-style-name="Standard">
      <style:text-properties officeooo:rsid="0024c71b" officeooo:paragraph-rsid="0024c71b"/>
    </style:style>
    <style:style style:name="P8" style:family="paragraph" style:parent-style-name="Standard">
      <style:text-properties officeooo:rsid="00260e9e" officeooo:paragraph-rsid="00260e9e"/>
    </style:style>
    <style:style style:name="P9" style:family="paragraph" style:parent-style-name="Standard">
      <style:text-properties officeooo:rsid="0026707c" officeooo:paragraph-rsid="0026707c"/>
    </style:style>
    <style:style style:name="P10" style:family="paragraph" style:parent-style-name="Standard">
      <style:text-properties officeooo:paragraph-rsid="003baca2"/>
    </style:style>
    <style:style style:name="P11" style:family="paragraph" style:parent-style-name="Text_20_body">
      <style:paragraph-properties fo:margin-top="0in" fo:margin-bottom="0in" loext:contextual-spacing="false"/>
    </style:style>
    <style:style style:name="P12" style:family="paragraph" style:parent-style-name="Text_20_body">
      <style:text-properties officeooo:rsid="001d64e7" officeooo:paragraph-rsid="004039b8"/>
    </style:style>
    <style:style style:name="P13" style:family="paragraph" style:parent-style-name="Text_20_body">
      <style:text-properties officeooo:paragraph-rsid="001d64e7"/>
    </style:style>
    <style:style style:name="P14" style:family="paragraph" style:parent-style-name="Standard">
      <style:text-properties officeooo:rsid="003ea90c" officeooo:paragraph-rsid="001d64e7"/>
    </style:style>
    <style:style style:name="P15" style:family="paragraph" style:parent-style-name="Preformatted_20_Text" style:list-style-name="L1"/>
    <style:style style:name="P16" style:family="paragraph" style:parent-style-name="Preformatted_20_Text" style:list-style-name="L1">
      <style:paragraph-properties fo:margin-top="0in" fo:margin-bottom="0.1965in" loext:contextual-spacing="false"/>
    </style:style>
    <style:style style:name="P17" style:family="paragraph" style:parent-style-name="Text_20_body" style:list-style-name="L1"/>
    <style:style style:name="P18" style:family="paragraph" style:parent-style-name="Text_20_body" style:list-style-name="L1">
      <style:text-properties fo:font-weight="bold"/>
    </style:style>
    <style:style style:name="T1" style:family="text">
      <style:text-properties fo:font-weight="bold"/>
    </style:style>
    <style:style style:name="T2" style:family="text">
      <style:text-properties officeooo:rsid="00260e9e"/>
    </style:style>
    <style:style style:name="T3" style:family="text">
      <style:text-properties officeooo:rsid="002a2bc5"/>
    </style:style>
    <style:style style:name="T4" style:family="text">
      <style:text-properties style:font-name="Liberation Mono" officeooo:rsid="003ca27d" style:font-name-asian="Noto Sans Mono CJK SC" style:font-name-complex="Liberation Mono"/>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dir</text:p>
      <text:p text:style-name="Standard">Arduino <text:s text:c="3"/>mono_crash.12ecaa89f.0.json<text:tab/> <text:s/>Pictures<text:tab/> <text:s text:c="2"/>snap</text:p>
      <text:p text:style-name="Standard">Desktop <text:s text:c="3"/>Music<text:tab/><text:tab/><text:tab/> <text:s/>Projects<text:tab/> <text:s text:c="2"/>Templates</text:p>
      <text:p text:style-name="Standard">Documents <text:s/>packages-microsoft-prod.deb<text:tab/> <text:s/>Public<text:tab/> <text:s text:c="2"/>Videos</text:p>
      <text:p text:style-name="Standard">Downloads <text:s/>packages-microsoft-prod.deb.1 <text:s/>PycharmProjects</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sudo grep CRON /var/log/syslog | grep tamer</text:p>
      <text:p text:style-name="Standard">[sudo] password for tamer: </text:p>
      <text:p text:style-name="Standard">Nov <text:s/>2 00:17:01 tamer-N750JV CRON[78265]: (root) CMD ( <text:s text:c="2"/>cd / &amp;&amp; run-parts --report /etc/cron.hourly)</text:p>
      <text:p text:style-name="Standard">Nov <text:s/>2 01:17:01 tamer-N750JV CRON[83292]: (root) CMD ( <text:s text:c="2"/>cd / &amp;&amp; run-parts --report /etc/cron.hourly)</text:p>
      <text:p text:style-name="Standard">Nov <text:s/>2 10:37:22 tamer-N750JV cron[1278]: (CRON) INFO (pidfile fd = 3)</text:p>
      <text:p text:style-name="Standard">Nov <text:s/>2 10:37:22 tamer-N750JV cron[1278]: (CRON) INFO (Running @reboot jobs)</text:p>
      <text:p text:style-name="Standard">Nov <text:s/>2 11:17:01 tamer-N750JV CRON[17836]: (root) CMD ( <text:s text:c="2"/>cd / &amp;&amp; run-parts --report /etc/cron.hourly)</text:p>
      <text:p text:style-name="Standard">Nov <text:s/>2 11:30:01 tamer-N750JV CRON[20484]: (root) CMD ([ -x /etc/init.d/anacron ] &amp;&amp; if [ ! -d /run/systemd/system ]; then /usr/sbin/invoke-rc.d anacron start &gt;/dev/null; fi)</text:p>
      <text:p text:style-name="Standard">Nov <text:s/>2 12:17:01 tamer-N750JV CRON[30518]: (root) CMD ( <text:s text:c="2"/>cd / &amp;&amp; run-parts --report /etc/cron.hourly)</text:p>
      <text:p text:style-name="Standard">Nov <text:s/>2 12:30:01 tamer-N750JV CRON[31409]: (root) CMD ([ -x /etc/init.d/anacron ] &amp;&amp; if [ ! -d /run/systemd/system ]; then /usr/sbin/invoke-rc.d anacron start &gt;/dev/null; fi)</text:p>
      <text:p text:style-name="Standard">Nov <text:s/>2 13:17:01 tamer-N750JV CRON[33972]: (root) CMD ( <text:s text:c="2"/>cd / &amp;&amp; run-parts --report /etc/cron.hourly)</text:p>
      <text:p text:style-name="Standard">Nov <text:s/>2 13:30:01 tamer-N750JV CRON[35002]: (root) CMD ([ -x /etc/init.d/anacron ] &amp;&amp; if [ ! -d /run/systemd/system ]; then /usr/sbin/invoke-rc.d anacron start &gt;/dev/null; fi)</text:p>
      <text:p text:style-name="Standard">Nov <text:s/>2 13:48:01 tamer-N750JV CRON[37087]: (tamer) CMD (curl https://api.dnsexit.com/dns/ud/?apikey=OkYG6sswYA6762gl3LOPrPqcz2J77p -d host=makinetasarim.work.gd &gt;&gt; /var/log/ipupdate.log)</text:p>
      <text:p text:style-name="Standard">Nov <text:s/>2 13:48:01 tamer-N750JV CRON[37086]: (CRON) info (No MTA installed, discarding output)</text:p>
      <text:p text:style-name="Standard">Nov <text:s/>2 14:00:01 tamer-N750JV CRON[37922]: (tamer) CMD (curl https://api.dnsexit.com/dns/ud/?apikey=OkYG6sswYA6762gl3LOPrPqcz2J77p -d host=makinetasarim.work.gd &gt;&gt; /var/log/ipupdate.log)</text:p>
      <text:p text:style-name="Standard"><text:soft-page-break/>Nov <text:s/>2 14:00:01 tamer-N750JV CRON[37921]: (CRON) info (No MTA installed, discarding output)</text:p>
      <text:p text:style-name="Standard">tamer@tamer-N750JV:~$ crontab -e</text:p>
      <text:p text:style-name="Standard">No modification made</text:p>
      <text:p text:style-name="Standard">tamer@tamer-N750JV:~$ crontab -e</text:p>
      <text:p text:style-name="Standard">No modification made</text:p>
      <text:p text:style-name="Standard">tamer@tamer-N750JV:~$ crontab -l &gt; ~/my_cron_jobs.txt</text:p>
      <text:p text:style-name="Standard">tamer@tamer-N750JV:~$ dir</text:p>
      <text:p text:style-name="Standard">Arduino<text:tab/><text:tab/><text:tab/> <text:s text:c="4"/>my_cron_jobs.txt<text:tab/><text:tab/> <text:s text:c="3"/>PycharmProjects</text:p>
      <text:p text:style-name="Standard">Desktop<text:tab/><text:tab/><text:tab/> <text:s text:c="4"/>packages-microsoft-prod.deb <text:s text:c="3"/>snap</text:p>
      <text:p text:style-name="Standard">Documents<text:tab/><text:tab/> <text:s text:c="4"/>packages-microsoft-prod.deb.1 <text:s/>Templates</text:p>
      <text:p text:style-name="Standard">Downloads<text:tab/><text:tab/> <text:s text:c="4"/>Pictures<text:tab/><text:tab/><text:tab/> <text:s text:c="3"/>Videos</text:p>
      <text:p text:style-name="Standard">mono_crash.12ecaa89f.0.json <text:s/>Projects</text:p>
      <text:p text:style-name="Standard">Music<text:tab/><text:tab/><text:tab/> <text:s text:c="4"/>Public</text:p>
      <text:p text:style-name="Standard">tamer@tamer-N750JV:~$ gedit ~/my_cron_jobs.txt</text:p>
      <text:p text:style-name="Standard">tamer@tamer-N750JV:~$ crontab ~/my_cron_jobs.txt</text:p>
      <text:p text:style-name="Standard">tamer@tamer-N750JV:~$ crontab -l</text:p>
      <text:p text:style-name="Standard">*/12 * * * * /usr/bin/curl https://api.dnsexit.com/dns/ud/?apikey=OkYG6sswYA6762gl3LOPrPqcz2J77p -d host=makinetasarim.work.gd &gt;&gt; /home/tamer/Desktop/home_office/ddns_server_catching/ipupdate.log 2&gt;&amp;1</text:p>
      <text:p text:style-name="Standard">tamer@tamer-N750JV:~$ tail -f /home/tamer/Desktop/home_office/ddns_server_catching/ipupdate.log</text:p>
      <text:p text:style-name="Standard"><text:s text:c="2"/>% Total <text:s text:c="3"/>% Received % Xferd <text:s/>Average Speed <text:s text:c="2"/>Time <text:s text:c="3"/>Time <text:s text:c="4"/>Time <text:s/>Current</text:p>
      <text:p text:style-name="Standard"><text:s text:c="33"/>Dload <text:s/>Upload <text:s text:c="2"/>Total <text:s text:c="2"/>Spent <text:s text:c="3"/>Left <text:s/>Speed</text:p>
      <text:p text:style-name="Standard">100 <text:s text:c="2"/>125 <text:s/>100 <text:s text:c="3"/>99 <text:s/>100 <text:s text:c="3"/>26 <text:s text:c="4"/>25 <text:s text:c="5"/>6 <text:s/>0:00:04 <text:s/>0:00:03 <text:s/>0:00:01 <text:s text:c="3"/>32</text:p>
      <text:p text:style-name="Standard"/>
      <text:p text:style-name="Standard"/>
      <text:p text:style-name="Standard"/>
      <text:p text:style-name="Standard"/>
      <text:p text:style-name="Standard">{"code":0,"message":"Success - makinetasarim.work.gd IP stays as 78.174.213.108"}</text:p>
      <text:p text:style-name="Standard"/>
      <text:p text:style-name="Standard"><text:s text:c="12"/></text:p>
      <text:h text:style-name="Heading_20_3" text:outline-level="3">🎉 Success! The Dynamic DNS is Working!</text:h>
      <text:p text:style-name="Text_20_body">This is the perfect output! You have successfully fixed the permission issue, updated your crontab, and confirmed the job is now running and logging correctly.</text:p>
      <text:p text:style-name="Text_20_body">Here is what the final output means:</text:p>
      <text:list xml:id="list4113331327" text:style-name="L1">
        <text:list-item>
          <text:p text:style-name="P17"><text:span text:style-name="Source_20_Text"><text:span text:style-name="T1">crontab -l</text:span></text:span><text:span text:style-name="T1"> Output:</text:span></text:p>
          <text:p text:style-name="P16"><text:span text:style-name="Source_20_Text">*/12 * * * * /usr/bin/curl ... &gt;&gt; /home/tamer/Desktop/home_office/ddns_server_catching/ipupdate.log 2&gt;&amp;1</text:span></text:p>
          <text:p text:style-name="P17"><text:span text:style-name="T1">Meaning:</text:span> The job is installed correctly. It will run every 12 minutes and log all output (stdout and stderr) to the specified file in your home directory.</text:p>
        </text:list-item>
        <text:list-item>
          <text:p text:style-name="P17"><text:span text:style-name="Source_20_Text"><text:span text:style-name="T1">tail -f</text:span></text:span><text:span text:style-name="T1"> Output:</text:span></text:p>
          <text:p text:style-name="P15"><text:span text:style-name="Source_20_Text">% Total <text:s text:c="2"/>% Received ...</text:span></text:p>
          <text:p text:style-name="P15"><text:span text:style-name="Source_20_Text">100 <text:s text:c="2"/>125 100 <text:s text:c="3"/>99 <text:s/>100 <text:s text:c="3"/>26 <text:s text:c="5"/>25 <text:s text:c="5"/>6 <text:s/>0:00:04 <text:s/>0:00:03 <text:s/>0:00:01 <text:s text:c="3"/>32</text:span></text:p>
          <text:p text:style-name="P16"><text:span text:style-name="Source_20_Text">{"code":0,"message":"Success - makinetasarim.work.gd IP stays as 78.174.213.108"}</text:span></text:p>
          <text:p text:style-name="P18"><text:soft-page-break/>Meaning:</text:p>
          <text:list>
            <text:list-item>
              <text:p text:style-name="P17">The <text:span text:style-name="Source_20_Text">curl</text:span> command executed successfully.</text:p>
            </text:list-item>
            <text:list-item>
              <text:p text:style-name="P17">It contacted the DNS service API.</text:p>
            </text:list-item>
            <text:list-item>
              <text:p text:style-name="P17">The service returned a <text:span text:style-name="T1">Success</text:span> code (<text:span text:style-name="Source_20_Text">"code":0</text:span>).</text:p>
            </text:list-item>
            <text:list-item>
              <text:p text:style-name="P17">The message confirms that the IP address for <text:span text:style-name="Source_20_Text">makinetasarim.work.gd</text:span> is currently set to <text:span text:style-name="Source_20_Text">78.174.213.108</text:span> and the update was logged.</text:p>
            </text:list-item>
          </text:list>
        </text:list-item>
      </text:list>
      <text:p text:style-name="Horizontal_20_Line"/>
      <text:h text:style-name="Heading_20_3" text:outline-level="3">Status: Complete and Running</text:h>
      <text:p text:style-name="Text_20_body">Your Dynamic DNS setup is now fully automated and functional. You do not need to do anything further. The cron job will run every 12 minutes, check your IP, and update the domain name only if your public IP changes.</text:p>
      <text:p text:style-name="Text_20_body">You can now close the <text:span text:style-name="Source_20_Text">tail -f</text:span> command by pressing <text:span text:style-name="T1">Ctrl+C</text:span>.</text:p>
      <text:p text:style-name="Text_20_body">If you ever need to check the status of the update in the future, you can use the same command:</text:p>
      <text:p text:style-name="P11">Bash</text:p>
      <text:p text:style-name="Standard"/>
      <text:p text:style-name="P1">mongo database password:kCfHPrVqQjPA2qq7</text:p>
      <text:p text:style-name="P1"><text:s text:c="27"/>user:tamer5609_db_user</text:p>
      <text:p text:style-name="P2">token: Linux-home_office-token_tamer</text:p>
      <text:p text:style-name="P3">generated token: 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</text:p>
      <text:p text:style-name="P3"/>
      <text:p text:style-name="P13"><text:span text:style-name="Source_20_Text"><text:span text:style-name="T1"/></text:span></text:p>
      <text:p text:style-name="P3"/>
      <text:p text:style-name="P3"/>
      <text:p text:style-name="P4"/>
      <text:p text:style-name="P3"/>
      <text:p text:style-name="P12"><text:span text:style-name="T1">Username for '</text:span><text:a xlink:type="simple" xlink:href="https://github.com/" office:target-frame-name="_blank" xlink:show="new" text:style-name="Internet_20_link" text:visited-style-name="Visited_20_Internet_20_Link"><text:span text:style-name="T1">https://github.com</text:span></text:a><text:span text:style-name="T1">':</text:span> tamertanrikulu72-spec</text:p>
      <text:p text:style-name="P14">github token: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</text:p>
      <text:p text:style-name="P3"/>
      <text:p text:style-name="P3"/>
      <text:p text:style-name="P3"/>
      <text:p text:style-name="P3"/>
      <text:p text:style-name="P3">This push should now be successful, and your entire project will be uploaded to the <text:span text:style-name="Source_20_Text">https://github.com/tamertanrikulu72-spec/home_office/</text:span> repository.</text:p>
      <text:p text:style-name="P3"/>
      <text:p text:style-name="P3"/>
      <text:p text:style-name="P3"/>
      <text:p text:style-name="P3"/>
      <text:p text:style-name="P3"/>
      <text:p text:style-name="P3"/>
      <text:p text:style-name="P3"/>
      <text:p text:style-name="P3"/>
      <text:p text:style-name="P3"><text:soft-page-break/></text:p>
      <text:p text:style-name="P5">Mongo db:</text:p>
      <text:p text:style-name="P5">ip(dynamic) number:78.174.213.108</text:p>
      <text:p text:style-name="P7">username:tamertanrikulu72_db_user</text:p>
      <text:p text:style-name="P5"/>
      <text:p text:style-name="P5">password:B6DpwBpToOSEiDoO <text:span text:style-name="T3">iptal</text:span></text:p>
      <text:p text:style-name="P6"><text:s/>password :Iz8iqaInjlGThAY9</text:p>
      <text:p text:style-name="P6"/>
      <text:p text:style-name="P6"/>
      <text:p text:style-name="P6"/>
      <text:p text:style-name="P5"/>
      <text:p text:style-name="P8">password:</text:p>
      <text:p text:style-name="P8">MySimplePass123</text:p>
      <text:p text:style-name="P9">connection string:</text:p>
      <text:p text:style-name="P10"><text:span text:style-name="Source_20_Text"><text:span text:style-name="T2">mongodb+srv://tamertanrikulu72_db_user:MySimplePass123@cluster0.znjokn0.mongodb.net/</text:span></text:span><text:span text:style-name="Source_20_Text"><text:span text:style-name="T4">tamer</text:span></text:span><text:span text:style-name="Source_20_Text"><text:span text:style-name="T2">?appName=Cluster0</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02T14:17:07.666688909</meta:creation-date>
    <dc:date>2025-11-05T13:13:21.820426962</dc:date>
    <meta:editing-duration>PT16H14M28S</meta:editing-duration>
    <meta:editing-cycles>22</meta:editing-cycles>
    <meta:generator>LibreOffice/6.4.7.2$Linux_X86_64 LibreOffice_project/40$Build-2</meta:generator>
    <meta:document-statistic meta:table-count="0" meta:image-count="0" meta:object-count="0" meta:page-count="4" meta:paragraph-count="91" meta:word-count="692" meta:character-count="6300" meta:non-whitespace-character-count="5459"/>
  </office:meta>
</office:document-meta>
</file>